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officeooo:rsid="0009d4da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3"> DPAS/SIS/BADA/SUSPENSION/</text:span><text:span text:style-name="T3"><text:date style:data-style-name="N106" text:date-value="2015-04-03T15:41:35.522999810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03T15:41:35.522999810">03/04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Comme je vous l’indiquai dans mon courrier du <text:user-field-get style:data-style-name="N36" text:name="passagecommissionep_impressionconvocation">30/12/1899</text:user-field-get>, l’équipe pluridisciplinaire (EP) qui a examiné votre situation.</text:p>
        <text:p text:style-name="P4"/>
        <text:p text:style-name="P14">Les informations recueillies font état de récentes démarches d’insertion.</text:p>
        <text:p text:style-name="P14">Votre allocation de Revenu de Solidarité Active (RSA) est maintenue sous réserve de l’accomplissement de vos démarches d’insertion et du renouvellement de votre Contrat d’Engagement Réciproque (CER).</text:p>
        <text:p text:style-name="P13">Je vous prie d’agréer, <text:user-field-get text:name="personne_qual"/>, l’expression de mes salutations distinguées.</text:p>
        <text:p text:style-name="P12"/>
        <text:p text:style-name="P12"/>
        <text:p text:style-name="P12"/>
        <text:p text:style-name="P15">Pour le Président du <text:span text:style-name="T6">C</text:span>onseil <text:span text:style-name="T6">départemental</text:span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1:35.367000000</dc:date>
    <dc:creator>linda baitech</dc:creator>
    <meta:editing-duration>PT5H50M28S</meta:editing-duration>
    <meta:editing-cycles>97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91" meta:character-count="658" meta:non-whitespace-character-count="564"/>
  </office:meta>
</office:document-meta>
</file>